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358e" officeooo:paragraph-rsid="000435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?php</text:p>
      <text:p text:style-name="P1">error_reporting(-1);</text:p>
      <text:p text:style-name="P1">ini_set('display_errors', false);</text:p>
      <text:p text:style-name="P1"/>
      <text:p text:style-name="P1">require_once('path.inc');</text:p>
      <text:p text:style-name="P1">require_once('get_host_info.inc');</text:p>
      <text:p text:style-name="P1">require_once('rabbitMQLib.inc');</text:p>
      <text:p text:style-name="P1"/>
      <text:p text:style-name="P1">function connection($user,$pass){</text:p>
      <text:p text:style-name="P1"><text:s text:c="4"/>$client = new rabbitMQClient("testRabbitMQ.ini","testServer");</text:p>
      <text:p text:style-name="P1"><text:s text:c="4"/>if (isset($argv[1]))</text:p>
      <text:p text:style-name="P1"><text:s text:c="4"/>{</text:p>
      <text:p text:style-name="P1"><text:s text:c="6"/>$msg = $argv[1];</text:p>
      <text:p text:style-name="P1"><text:s text:c="4"/>}</text:p>
      <text:p text:style-name="P1"><text:s text:c="4"/>else</text:p>
      <text:p text:style-name="P1"><text:s text:c="4"/>{</text:p>
      <text:p text:style-name="P1"><text:s text:c="6"/>$msg = "test message";</text:p>
      <text:p text:style-name="P1"><text:s text:c="4"/>}</text:p>
      <text:p text:style-name="P1"/>
      <text:p text:style-name="P1"/>
      <text:p text:style-name="P1"/>
      <text:p text:style-name="P1"><text:s text:c="4"/>$request = array();</text:p>
      <text:p text:style-name="P1"><text:s text:c="4"/>$request['type'] = "login";</text:p>
      <text:p text:style-name="P1"><text:s text:c="4"/>$request['user'] = $user;</text:p>
      <text:p text:style-name="P1"><text:s text:c="4"/>$request['password'] = $pass;</text:p>
      <text:p text:style-name="P1"><text:s text:c="4"/>$request['message'] = $msg;</text:p>
      <text:p text:style-name="P1"><text:s text:c="4"/>$response = $client-&gt;send_request($request);</text:p>
      <text:p text:style-name="P1"><text:s text:c="4"/>//$response = $client-&gt;publish($request);</text:p>
      <text:p text:style-name="P1"/>
      <text:p text:style-name="P1"><text:s text:c="4"/>//echo "client received response: ".PHP_EOL;</text:p>
      <text:p text:style-name="P1"><text:s text:c="3"/>// print_r($response);</text:p>
      <text:p text:style-name="P1"><text:s text:c="4"/>return $response;</text:p>
      <text:p text:style-name="P1"><text:s text:c="4"/>echo "\n\n";</text:p>
      <text:p text:style-name="P1"/>
      <text:p text:style-name="P1"><text:s text:c="4"/>echo $argv[0]." END".PHP_EOL;</text:p>
      <text:p text:style-name="P1">}</text:p>
      <text:p text:style-name="P1"/>
      <text:p text:style-name="P1"/>
      <text:p text:style-name="P1">function registration($email,$firstname,$lastname,$password){</text:p>
      <text:p text:style-name="P1"><text:s text:c="4"/>$client = new rabbitMQClient("testRabbitMQ.ini","testServer");</text:p>
      <text:p text:style-name="P1"><text:s text:c="4"/>if (isset($argv[1]))</text:p>
      <text:p text:style-name="P1"><text:s text:c="4"/>{</text:p>
      <text:p text:style-name="P1"><text:s text:c="6"/>$msg = $argv[1];</text:p>
      <text:p text:style-name="P1"><text:s text:c="4"/>}</text:p>
      <text:p text:style-name="P1"><text:s text:c="4"/>else</text:p>
      <text:p text:style-name="P1"><text:s text:c="4"/>{</text:p>
      <text:p text:style-name="P1"><text:s text:c="6"/>$msg = "test message";</text:p>
      <text:p text:style-name="P1"><text:s text:c="4"/>}</text:p>
      <text:p text:style-name="P1"><text:s text:c="4"/>$request = array();</text:p>
      <text:p text:style-name="P1"><text:soft-page-break/><text:s text:c="4"/>$request['type'] = "register";</text:p>
      <text:p text:style-name="P1"><text:s text:c="4"/>$request['email'] = $email;</text:p>
      <text:p text:style-name="P1"><text:s text:c="4"/>$request['firstname'] = $firstname;</text:p>
      <text:p text:style-name="P1"><text:s text:c="4"/>$request['lastname'] = $lastname;</text:p>
      <text:p text:style-name="P1"><text:s text:c="2"/>$request['password'] = $password;</text:p>
      <text:p text:style-name="P1"><text:s text:c="4"/>$request['message'] = $msg;</text:p>
      <text:p text:style-name="P1"><text:s text:c="4"/>$response = $client-&gt;send_request($request);</text:p>
      <text:p text:style-name="P1"><text:s text:c="4"/>//$response = $client-&gt;publish($request);</text:p>
      <text:p text:style-name="P1"><text:s text:c="4"/>//echo "client received response: ".PHP_EOL;</text:p>
      <text:p text:style-name="P1"><text:s text:c="4"/>//print_r($response);</text:p>
      <text:p text:style-name="P1"><text:s text:c="4"/>return $response;</text:p>
      <text:p text:style-name="P1"><text:s text:c="4"/>echo "\n\n";</text:p>
      <text:p text:style-name="P1"><text:s text:c="4"/>echo $argv[0]." END".PHP_EOL;</text:p>
      <text:p text:style-name="P1">}</text:p>
      <text:p text:style-name="P1"/>
      <text:p text:style-name="P1"/>
      <text:p text:style-name="P1">?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14:34:47.552614778</meta:creation-date>
    <dc:date>2018-02-22T14:36:12.569562802</dc:date>
    <meta:editing-duration>PT1M26S</meta:editing-duration>
    <meta:editing-cycles>1</meta:editing-cycles>
    <meta:document-statistic meta:table-count="0" meta:image-count="0" meta:object-count="0" meta:page-count="2" meta:paragraph-count="55" meta:word-count="125" meta:character-count="1432" meta:non-whitespace-character-count="1181"/>
    <meta:generator>LibreOffice/5.1.6.2$Linux_X86_64 LibreOffice_project/10m0$Build-2</meta:generator>
  </office:meta>
</office:document-meta>
</file>